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595959" draw:stroke-linejoin="miter" draw:fill="none" draw:textarea-vertical-align="middle" draw:auto-grow-height="false" draw:fit-to-size="false" style:shrink-to-fit="false" fo:min-height="2.004cm" fo:min-width="5.131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14cm" fo:min-width="2.464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.106cm" svg:stroke-color="#595959" draw:stroke-linejoin="miter" draw:fill="none" draw:textarea-vertical-align="middle" draw:auto-grow-height="false" draw:fit-to-size="false" style:shrink-to-fit="false" fo:min-height="4.833cm" fo:min-width="9.256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531cm" fo:min-width="1.4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3b3838" draw:stroke-linejoin="miter" draw:fill="solid" draw:fill-color="#ffffff" draw:textarea-vertical-align="middle" draw:auto-grow-height="false" draw:fit-to-size="false" style:shrink-to-fit="false" fo:min-height="3.039cm" fo:min-width="2.01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8cm" fo:min-width="1.84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36cm" fo:min-width="2.50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71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3b3838" draw:stroke-linejoin="miter" draw:fill="solid" draw:fill-color="#ffffff" draw:textarea-vertical-align="middle" draw:auto-grow-height="false" draw:fit-to-size="false" style:shrink-to-fit="false" fo:min-height="3.038cm" fo:min-width="2.016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7cm" fo:min-width="1.84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3cm" fo:min-width="2.87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77cm" fo:min-width="2.87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3b3838" draw:stroke-linejoin="miter" draw:fill="solid" draw:fill-color="#ffffff" draw:textarea-vertical-align="middle" draw:auto-grow-height="false" draw:fit-to-size="false" style:shrink-to-fit="false" fo:min-height="3.04cm" fo:min-width="2.017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8cm" fo:min-width="1.84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3.03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94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3b3838" draw:stroke-linejoin="miter" draw:fill="solid" draw:fill-color="#ffffff" draw:textarea-vertical-align="middle" draw:auto-grow-height="false" draw:fit-to-size="false" style:shrink-to-fit="false" fo:min-height="3.037cm" fo:min-width="2.016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759cm" fo:min-width="2.12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95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1cm" fo:min-width="2.70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1.84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1.84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2.51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1cm" fo:min-width="2.24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3cm" fo:min-width="2.723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4cm" fo:min-width="1.73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1cm" fo:min-width="2.10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2.93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106cm" svg:stroke-color="#3b3838" draw:stroke-linejoin="miter" draw:fill="solid" draw:fill-color="#ffffff" draw:textarea-vertical-align="middle" draw:auto-grow-height="false" draw:fit-to-size="false" style:shrink-to-fit="false" fo:min-height="3.037cm" fo:min-width="2.01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38cm" fo:min-width="2.99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84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8cm" fo:min-width="2.326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4.904cm" fo:min-width="11.318cm" fo:padding-top="0.177cm" fo:padding-bottom="0.177cm" fo:padding-left="0.302cm" fo:padding-right="0.302cm"/>
    </style:style>
    <style:style style:name="gr34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9cm" fo:min-width="1.843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svg:stroke-color="#ed1c24" draw:fill-color="#ed1c24" draw:textarea-horizontal-align="justify" draw:textarea-vertical-align="middle" draw:auto-grow-height="false" fo:min-height="0.174cm" fo:min-width="0cm"/>
    </style:style>
    <style:style style:name="gr36" style:family="graphic">
      <style:graphic-properties style:protect="size"/>
    </style:style>
    <style:style style:name="gr37" style:family="graphic" style:parent-style-name="standard">
      <style:graphic-properties draw:stroke="solid" svg:stroke-width="0.106cm" svg:stroke-color="#595959" draw:stroke-linejoin="miter" draw:fill="none" draw:textarea-vertical-align="middle" draw:auto-grow-height="false" draw:fit-to-size="false" style:shrink-to-fit="false" fo:min-height="3.488cm" fo:min-width="5.131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solid" svg:stroke-width="0.106cm" svg:stroke-color="#595959" draw:stroke-linejoin="miter" draw:fill="none" draw:textarea-vertical-align="middle" draw:auto-grow-height="false" draw:fit-to-size="false" style:shrink-to-fit="false" fo:min-height="4.833cm" fo:min-width="9.25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531cm" fo:min-width="1.01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8cm" fo:min-width="1.84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36cm" fo:min-width="2.50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712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7cm" fo:min-width="1.8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3cm" fo:min-width="2.87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77cm" fo:min-width="2.87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8cm" fo:min-width="1.84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3.03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94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759cm" fo:min-width="2.12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957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1cm" fo:min-width="2.70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1.84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1.845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2.512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1cm" fo:min-width="2.246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3cm" fo:min-width="2.723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4cm" fo:min-width="1.73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1cm" fo:min-width="2.107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412cm" fo:min-width="2.936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38cm" fo:min-width="2.997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42cm" fo:min-width="2.842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8cm" fo:min-width="2.326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679cm" fo:min-width="1.843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106cm" svg:stroke-color="#595959" draw:stroke-linejoin="miter" draw:fill="none" draw:textarea-vertical-align="middle" draw:auto-grow-height="false" draw:fit-to-size="false" style:shrink-to-fit="false" fo:min-height="3.488cm" fo:min-width="2.828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14cm" fo:min-width="2.464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531cm" fo:min-width="1.70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595959" draw:stroke-linejoin="miter" draw:fill="solid" draw:fill-color="#e7e6e6" draw:textarea-vertical-align="middle" draw:auto-grow-height="false" draw:fit-to-size="false" style:shrink-to-fit="false" fo:min-height="0.314cm" fo:min-width="2.46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e7e6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P7" style:family="paragraph">
      <loext:graphic-properties draw:fill="solid" draw:fill-color="#e7e6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font-style="normal" style:font-style-asian="normal" style:font-style-complex="normal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1">
        <draw:custom-shape draw:name="Rechteck 43" draw:style-name="gr1" draw:text-style-name="P1" draw:layer="layout" svg:width="5.63cm" svg:height="2.253cm" svg:x="15.272cm" svg:y="14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2" draw:style-name="gr2" draw:text-style-name="P3" draw:layer="layout" svg:width="2.963cm" svg:height="0.563cm" draw:transform="rotate (0.000174532925199433) translate (15.609cm 14.863cm)">
          <text:p text:style-name="P2"><text:span text:style-name="T1">Informa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2" draw:style-name="gr3" draw:text-style-name="P4" draw:layer="layout" svg:width="13.068cm" svg:height="6.807cm" svg:x="9.715cm" svg:y="8.036cm">
          <text:p text:style-name="P2"><text:span text:style-name="T2">Hauptraum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Rechteck 53" draw:style-name="gr4" draw:text-style-name="P5" draw:layer="layout" svg:width="1.909cm" svg:height="0.78cm" svg:x="18.802cm" svg:y="14.642cm">
          <text:p text:style-name="P2"><text:span text:style-name="T3">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6" draw:style-name="gr5" draw:text-style-name="P6" draw:layer="layout" svg:width="3.774cm" svg:height="3.945cm" draw:transform="skewX (-0.000523598775598299) rotate (-3.14141812066459) translate (15.202cm 18.809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54" draw:style-name="gr6" draw:text-style-name="P5" draw:layer="layout" svg:width="2.344cm" svg:height="0.929cm" draw:transform="skewX (0.0010471975511966) rotate (-0.025656340004318) translate (12.135cm 14.288cm)">
          <text:p text:style-name="P2"><text:span text:style-name="T1">Wachs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" draw:style-name="gr7" draw:text-style-name="P3" draw:layer="layout" svg:width="3.004cm" svg:height="0.585cm" draw:transform="skewX (0.00174532925199434) rotate (1.80065618928255) translate (12.287cm 18.386cm)">
          <text:p text:style-name="P2"><text:span text:style-name="T1">Wirtsch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8" draw:text-style-name="P7" draw:layer="layout" svg:width="3.211cm" svg:height="0.591cm" draw:transform="skewX (-0.0017453292519943) rotate (1.34407805696083) translate (13.758cm 18.264cm)">
          <text:p text:style-name="P2"><text:span text:style-name="T1">Bevölk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8" draw:style-name="gr9" draw:text-style-name="P6" draw:layer="layout" svg:width="3.773cm" svg:height="3.944cm" draw:transform="skewX (0.000174532925199476) rotate (1.10182635678402) translate (6.206cm 9.63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57" draw:style-name="gr10" draw:text-style-name="P5" draw:layer="layout" svg:width="2.339cm" svg:height="0.926cm" draw:transform="skewX (0.00104719755119669) rotate (1.08524572889007) translate (9.606cm 10.609cm)">
          <text:p text:style-name="P2"><text:span text:style-name="T1">Verkeh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8" draw:style-name="gr11" draw:text-style-name="P3" draw:layer="layout" svg:width="3.378cm" svg:height="0.662cm" draw:transform="skewX (0.00610865238198014) rotate (-0.238237442897226) translate (7.742cm 7.195cm)">
          <text:p text:style-name="P2"><text:span text:style-name="T3">Elektrifiz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9" draw:style-name="gr12" draw:text-style-name="P3" draw:layer="layout" svg:width="3.378cm" svg:height="0.626cm" draw:transform="skewX (-0.00157079632679488) rotate (-0.707207412908102) translate (7.2cm 8.416cm)">
          <text:p text:style-name="P2"><text:span text:style-name="T1">Effizien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9" draw:style-name="gr13" draw:text-style-name="P6" draw:layer="layout" svg:width="3.775cm" svg:height="3.947cm" draw:transform="skewX (-0.000523598775598255) rotate (-2.03749736877818) translate (26.314cm 13.23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60" draw:style-name="gr14" draw:text-style-name="P5" draw:layer="layout" svg:width="2.344cm" svg:height="0.927cm" draw:transform="skewX (-0.00331612557878936) rotate (1.05016461092499) translate (20.833cm 13.938cm)">
          <text:p text:style-name="P2"><text:span text:style-name="T1">CO</text:span><text:span text:style-name="T4">2</text:span><text:span text:style-name="T1">-Ab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1" draw:style-name="gr15" draw:text-style-name="P3" draw:layer="layout" svg:width="3.533cm" svg:height="0.591cm" draw:transform="skewX (-0.00506145483078355) rotate (-0.236317580720033) translate (21.48cm 14.277cm)">
          <text:p text:style-name="P2"><text:span text:style-name="T1">Technologis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16" draw:text-style-name="P3" draw:layer="layout" svg:width="3.443cm" svg:height="0.591cm" draw:transform="rotate (-0.69568823984494) translate (22.976cm 11.698cm)">
          <text:p text:style-name="P2"><text:span text:style-name="T1">Auffors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0" draw:style-name="gr17" draw:text-style-name="P6" draw:layer="layout" svg:width="3.774cm" svg:height="3.943cm" draw:transform="skewX (0.000174532925199503) rotate (-1.11229833229599) translate (24.643cm 6.27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63" draw:style-name="gr18" draw:text-style-name="P5" draw:layer="layout" svg:width="2.628cm" svg:height="1.008cm" draw:transform="skewX (-0.00104719755119667) rotate (-1.11578899079998) translate (21.779cm 8.197cm)">
          <text:p text:style-name="P2"><text:span text:style-name="T1">Emiss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4" draw:style-name="gr19" draw:text-style-name="P3" draw:layer="layout" svg:width="3.456cm" svg:height="0.591cm" draw:transform="skewX (-0.00331612557878928) rotate (0.689055988687361) translate (22.682cm 10.695cm)">
          <text:p text:style-name="P2"><text:span text:style-name="T1">Methan &amp; and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5" draw:style-name="gr20" draw:text-style-name="P3" draw:layer="layout" svg:width="3.208cm" svg:height="0.59cm" draw:transform="skewX (0.00331612557878922) rotate (0.229510796637254) translate (21.657cm 7.947cm)">
          <text:p text:style-name="P2"><text:span text:style-name="T1">Entwal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6" draw:style-name="gr21" draw:text-style-name="P3" draw:layer="layout" svg:width="2.343cm" svg:height="0.661cm" svg:x="12.198cm" svg:y="7.356cm">
          <text:p text:style-name="P2"><text:span text:style-name="T1">Koh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7" draw:style-name="gr22" draw:text-style-name="P3" draw:layer="layout" svg:width="2.344cm" svg:height="0.661cm" draw:transform="skewX (-0.00157079632679489) rotate (-0.785398163397448) translate (10.043cm 5.574cm)">
          <text:p text:style-name="P2"><text:span text:style-name="T1">Ö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23" draw:text-style-name="P3" draw:layer="layout" svg:width="3.011cm" svg:height="0.661cm" draw:transform="skewX (0.00157079632679497) rotate (0.785398163397448) translate (9.325cm 2.747cm)">
          <text:p text:style-name="P2"><text:span text:style-name="T1">Erd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9" draw:style-name="gr24" draw:text-style-name="P3" draw:layer="layout" svg:width="2.745cm" svg:height="0.66cm" draw:transform="skewX (-0.0015707963267949) translate (12.2cm 0.591cm)">
          <text:p text:style-name="P2"><text:span text:style-name="T1">Bioener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0" draw:style-name="gr25" draw:text-style-name="P3" draw:layer="layout" svg:width="3.222cm" svg:height="0.662cm" svg:x="17.478cm" svg:y="0.5cm">
          <text:p text:style-name="P2"><text:span text:style-name="T1">Erneuerb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1" draw:style-name="gr26" draw:text-style-name="P3" draw:layer="layout" svg:width="2.238cm" svg:height="0.663cm" draw:transform="skewX (0.00157079632679488) rotate (-0.785398163397448) translate (21.492cm 0.803cm)">
          <text:p text:style-name="P2"><text:span text:style-name="T1">Kernk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2" draw:style-name="gr27" draw:text-style-name="P3" draw:layer="layout" svg:width="2.606cm" svg:height="0.66cm" draw:transform="skewX (0.00157079632679486) rotate (0.785398163397448) translate (20.939cm 7.216cm)">
          <text:p text:style-name="P2"><text:span text:style-name="T1">Neue T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3" draw:style-name="gr28" draw:text-style-name="P3" draw:layer="layout" svg:width="3.435cm" svg:height="0.661cm" svg:x="17.465cm" svg:y="7.345cm">
          <text:p text:style-name="P2"><text:span text:style-name="T1">CO</text:span><text:span text:style-name="T4">2</text:span><text:span text:style-name="T1">-Pr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1" draw:style-name="gr29" draw:text-style-name="P6" draw:layer="layout" svg:width="3.775cm" svg:height="3.943cm" draw:transform="rotate (2.02056767503384) translate (7.843cm 16.53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74" draw:style-name="gr30" draw:text-style-name="P3" draw:layer="layout" svg:width="3.496cm" svg:height="0.587cm" draw:transform="skewX (0.00349065850398868) rotate (-2.46492850259159) translate (9.856cm 12.118cm)">
          <text:p text:style-name="P2"><text:span text:style-name="T3">Elektrifizierung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5" draw:style-name="gr31" draw:text-style-name="P3" draw:layer="layout" svg:width="3.341cm" svg:height="0.591cm" draw:transform="rotate (-2.9242991617165) translate (10.851cm 14.89cm)">
          <text:p text:style-name="P2"><text:span text:style-name="T1">Effizienz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32" draw:text-style-name="P5" draw:layer="layout" svg:width="2.825cm" svg:height="0.929cm" draw:transform="skewX (-0.00104719755119658) rotate (-1.17844631094657) translate (10.711cm 11.517cm)">
          <text:p text:style-name="P2"><text:span text:style-name="T1">Gebäude und Indust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8" draw:layer="layout" svg:width="14.1cm" svg:height="7.436cm" draw:transform="skewX (0.00593411945678072) rotate (0.00593411945678072) translate (9.3cm 0.581cm)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name="Rechteck 77" draw:style-name="gr34" draw:text-style-name="P5" draw:layer="layout" svg:width="2.342cm" svg:height="0.928cm" svg:x="14.903cm" svg:y="7.528cm">
          <text:p text:style-name="P2"><text:span text:style-name="T1">Energie-versorg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9" draw:layer="layout" svg:width="0.6cm" svg:height="0.6cm" svg:x="16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>
        <draw:custom-shape draw:name="Rechteck 27" draw:style-name="gr37" draw:text-style-name="P1" draw:layer="layout" svg:width="5.63cm" svg:height="3.737cm" svg:x="15.272cm" svg:y="14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chseck 3" draw:style-name="gr38" draw:text-style-name="P4" draw:layer="layout" svg:width="13.068cm" svg:height="6.807cm" svg:x="9.715cm" svg:y="8.036cm">
          <text:p text:style-name="P2"><text:span text:style-name="T2">Hauptraum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Rechteck 29" draw:style-name="gr39" draw:text-style-name="P5" draw:layer="layout" svg:width="1.511cm" svg:height="0.78cm" svg:x="19.2cm" svg:y="14.442cm">
          <text:p text:style-name="P2"><text:span text:style-name="T3">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7" draw:style-name="gr5" draw:text-style-name="P6" draw:layer="layout" svg:width="3.774cm" svg:height="3.945cm" draw:transform="skewX (-0.000523598775598299) rotate (-3.14141812066459) translate (15.202cm 18.809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30" draw:style-name="gr40" draw:text-style-name="P5" draw:layer="layout" svg:width="2.344cm" svg:height="0.929cm" draw:transform="skewX (0.0010471975511966) rotate (-0.025656340004318) translate (12.135cm 14.288cm)">
          <text:p text:style-name="P2"><text:span text:style-name="T1">Wachs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41" draw:text-style-name="P3" draw:layer="layout" svg:width="3.004cm" svg:height="0.585cm" draw:transform="skewX (0.00174532925199434) rotate (1.80065618928255) translate (12.287cm 18.386cm)">
          <text:p text:style-name="P2"><text:span text:style-name="T1">Wirtsch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42" draw:text-style-name="P7" draw:layer="layout" svg:width="3.211cm" svg:height="0.591cm" draw:transform="skewX (-0.0017453292519943) rotate (1.34407805696083) translate (13.758cm 18.264cm)">
          <text:p text:style-name="P2"><text:span text:style-name="T1">Bevölk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2" draw:style-name="gr9" draw:text-style-name="P6" draw:layer="layout" svg:width="3.773cm" svg:height="3.944cm" draw:transform="skewX (0.000174532925199476) rotate (1.10182635678402) translate (6.206cm 9.63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33" draw:style-name="gr43" draw:text-style-name="P5" draw:layer="layout" svg:width="2.339cm" svg:height="0.926cm" draw:transform="skewX (0.00104719755119669) rotate (1.08524572889007) translate (9.606cm 10.609cm)">
          <text:p text:style-name="P2"><text:span text:style-name="T1">Verkeh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" draw:style-name="gr44" draw:text-style-name="P3" draw:layer="layout" svg:width="3.378cm" svg:height="0.662cm" draw:transform="skewX (0.00610865238198014) rotate (-0.238237442897226) translate (7.742cm 7.195cm)">
          <text:p text:style-name="P2"><text:span text:style-name="T3">Elektrifiz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" draw:style-name="gr45" draw:text-style-name="P3" draw:layer="layout" svg:width="3.378cm" svg:height="0.626cm" draw:transform="skewX (-0.00157079632679488) rotate (-0.707207412908102) translate (7.2cm 8.416cm)">
          <text:p text:style-name="P2"><text:span text:style-name="T1">Effizien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3" draw:style-name="gr13" draw:text-style-name="P6" draw:layer="layout" svg:width="3.775cm" svg:height="3.947cm" draw:transform="skewX (-0.000523598775598255) rotate (-2.03749736877818) translate (26.314cm 13.231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36" draw:style-name="gr46" draw:text-style-name="P5" draw:layer="layout" svg:width="2.344cm" svg:height="0.927cm" draw:transform="skewX (-0.00331612557878936) rotate (1.05016461092499) translate (20.833cm 13.938cm)">
          <text:p text:style-name="P2"><text:span text:style-name="T1">CO</text:span><text:span text:style-name="T4">2</text:span><text:span text:style-name="T1">-Abb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47" draw:text-style-name="P3" draw:layer="layout" svg:width="3.533cm" svg:height="0.591cm" draw:transform="skewX (-0.00506145483078355) rotate (-0.236317580720033) translate (21.48cm 14.277cm)">
          <text:p text:style-name="P2"><text:span text:style-name="T1">Technologis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48" draw:text-style-name="P3" draw:layer="layout" svg:width="3.443cm" svg:height="0.591cm" draw:transform="rotate (-0.69568823984494) translate (22.976cm 11.698cm)">
          <text:p text:style-name="P2"><text:span text:style-name="T1">Auffors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4" draw:style-name="gr17" draw:text-style-name="P6" draw:layer="layout" svg:width="3.774cm" svg:height="3.943cm" draw:transform="skewX (0.000174532925199503) rotate (-1.11229833229599) translate (24.643cm 6.274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39" draw:style-name="gr49" draw:text-style-name="P5" draw:layer="layout" svg:width="2.628cm" svg:height="1.008cm" draw:transform="skewX (-0.00104719755119667) rotate (-1.11578899079998) translate (21.779cm 8.197cm)">
          <text:p text:style-name="P2"><text:span text:style-name="T1">Emiss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50" draw:text-style-name="P3" draw:layer="layout" svg:width="3.456cm" svg:height="0.591cm" draw:transform="skewX (-0.00331612557878928) rotate (0.689055988687361) translate (22.682cm 10.695cm)">
          <text:p text:style-name="P2"><text:span text:style-name="T1">Methan &amp; and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1" draw:style-name="gr51" draw:text-style-name="P3" draw:layer="layout" svg:width="3.208cm" svg:height="0.59cm" draw:transform="skewX (0.00331612557878922) rotate (0.229510796637254) translate (21.657cm 7.947cm)">
          <text:p text:style-name="P2"><text:span text:style-name="T1">Entwal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52" draw:text-style-name="P3" draw:layer="layout" svg:width="2.343cm" svg:height="0.661cm" svg:x="12.198cm" svg:y="7.356cm">
          <text:p text:style-name="P2"><text:span text:style-name="T1">Koh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4" draw:style-name="gr53" draw:text-style-name="P3" draw:layer="layout" svg:width="2.344cm" svg:height="0.661cm" draw:transform="skewX (-0.00157079632679489) rotate (-0.785398163397448) translate (10.043cm 5.574cm)">
          <text:p text:style-name="P2"><text:span text:style-name="T1">Ö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54" draw:text-style-name="P3" draw:layer="layout" svg:width="3.011cm" svg:height="0.661cm" draw:transform="skewX (0.00157079632679497) rotate (0.785398163397448) translate (9.325cm 2.747cm)">
          <text:p text:style-name="P2"><text:span text:style-name="T1">Erdg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6" draw:style-name="gr55" draw:text-style-name="P3" draw:layer="layout" svg:width="2.745cm" svg:height="0.66cm" draw:transform="skewX (-0.0015707963267949) translate (12.2cm 0.591cm)">
          <text:p text:style-name="P2"><text:span text:style-name="T1">Bioener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" draw:style-name="gr56" draw:text-style-name="P3" draw:layer="layout" svg:width="3.222cm" svg:height="0.662cm" svg:x="17.478cm" svg:y="0.5cm">
          <text:p text:style-name="P2"><text:span text:style-name="T1">Erneuerb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57" draw:text-style-name="P3" draw:layer="layout" svg:width="2.238cm" svg:height="0.663cm" draw:transform="skewX (0.00157079632679488) rotate (-0.785398163397448) translate (21.492cm 0.803cm)">
          <text:p text:style-name="P2"><text:span text:style-name="T1">Kernk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9" draw:style-name="gr58" draw:text-style-name="P3" draw:layer="layout" svg:width="2.606cm" svg:height="0.66cm" draw:transform="skewX (0.00157079632679486) rotate (0.785398163397448) translate (20.939cm 7.216cm)">
          <text:p text:style-name="P2"><text:span text:style-name="T1">Neue T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0" draw:style-name="gr59" draw:text-style-name="P3" draw:layer="layout" svg:width="3.435cm" svg:height="0.661cm" svg:x="17.465cm" svg:y="7.345cm">
          <text:p text:style-name="P2"><text:span text:style-name="T1">CO</text:span><text:span text:style-name="T4">2</text:span><text:span text:style-name="T1">-Pr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5" draw:style-name="gr29" draw:text-style-name="P6" draw:layer="layout" svg:width="3.775cm" svg:height="3.943cm" draw:transform="rotate (2.02056767503384) translate (7.843cm 16.53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chteck 51" draw:style-name="gr60" draw:text-style-name="P3" draw:layer="layout" svg:width="3.496cm" svg:height="0.587cm" draw:transform="skewX (0.00349065850398868) rotate (-2.46492850259159) translate (9.856cm 12.118cm)">
          <text:p text:style-name="P2"><text:span text:style-name="T3">Elektrifizierung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8" draw:style-name="gr61" draw:text-style-name="P3" draw:layer="layout" svg:width="3.341cm" svg:height="0.591cm" draw:transform="rotate (-2.9242991617165) translate (10.851cm 14.89cm)">
          <text:p text:style-name="P2"><text:span text:style-name="T1">Effizienz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9" draw:style-name="gr62" draw:text-style-name="P5" draw:layer="layout" svg:width="2.825cm" svg:height="0.929cm" draw:transform="skewX (-0.00104719755119658) rotate (-1.17844631094657) translate (10.711cm 11.517cm)">
          <text:p text:style-name="P2"><text:span text:style-name="T1">Gebäude und Indust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8" draw:layer="layout" svg:width="14.1cm" svg:height="7.436cm" draw:transform="skewX (0.00593411945678072) rotate (0.00593411945678072) translate (9.3cm 0.581cm)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name="Rechteck 80" draw:style-name="gr63" draw:text-style-name="P5" draw:layer="layout" svg:width="2.342cm" svg:height="0.928cm" svg:x="14.903cm" svg:y="7.528cm">
          <text:p text:style-name="P2"><text:span text:style-name="T1">Energie-versorg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9" draw:layer="layout" svg:width="0.6cm" svg:height="0.6cm" svg:x="19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hteck 1" draw:style-name="gr64" draw:text-style-name="P1" draw:layer="layout" svg:width="3.327cm" svg:height="3.737cm" svg:x="15.272cm" svg:y="14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65" draw:text-style-name="P3" draw:layer="layout" svg:width="2.963cm" svg:height="0.563cm" draw:transform="rotate (1.5707963267949) translate (18.599cm 18.193cm)">
          <text:p text:style-name="P2"><text:span text:style-name="T1">Informa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66" draw:text-style-name="P5" draw:layer="layout" svg:width="2.2cm" svg:height="0.78cm" svg:x="15.8cm" svg:y="14.442cm">
          <text:p text:style-name="P2"><text:span text:style-name="T3">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" draw:style-name="gr67" draw:text-style-name="P3" draw:layer="layout" svg:width="2.963cm" svg:height="0.563cm" draw:transform="rotate (-3.14141812066459) translate (18.4cm 18.563cm)">
          <text:p text:style-name="P2"><text:span text:style-name="T1">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0_und_20_Inhalt" style:display-name="Titel und Inhalt" style:page-layout-name="PM1" draw:style-name="Mdp1">
      <draw:frame draw:name="Titel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Inhaltsplatzhalter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8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8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2-04-30">30.04.22</text:date></text:span></text:p>
        </draw:text-box>
      </draw:frame>
      <draw:frame draw:name="Fußzeilenplatzhalter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frame draw:name="Titel 1" presentation:style-name="Mpr6" draw:text-style-name="MP14" draw:layer="backgroundobjects" svg:width="25.399cm" svg:height="6.631cm" svg:x="4.233cm" svg:y="3.118cm" presentation:class="title" presentation:user-transformed="true">
        <draw:text-box>
          <text:p text:style-name="MP13"><text:span text:style-name="MT8">Mastertitelformat bearbeiten</text:span></text:p>
        </draw:text-box>
      </draw:frame>
      <draw:frame draw:name="Datumsplatzhalter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2-04-30">30.04.22</text:date></text:span></text:p>
        </draw:text-box>
      </draw:frame>
      <draw:frame draw:name="Fußzeilenplatzhalter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Hannah</meta:initial-creator>
    <meta:editing-cycles>69</meta:editing-cycles>
    <meta:creation-date>2020-02-04T11:13:42</meta:creation-date>
    <dc:date>2022-04-30T11:49:57.399000000</dc:date>
    <meta:editing-duration>PT30M32S</meta:editing-duration>
    <meta:generator>LibreOffice/7.3.0.3$Windows_X86_64 LibreOffice_project/0f246aa12d0eee4a0f7adcefbf7c878fc2238db3</meta:generator>
    <meta:document-statistic meta:object-count="1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